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2dc" officeooo:paragraph-rsid="000a32dc"/>
    </style:style>
    <style:style style:name="P2" style:family="paragraph" style:parent-style-name="Standard">
      <style:paragraph-properties fo:margin-left="1.251cm" fo:margin-right="0cm" fo:text-indent="0cm" style:auto-text-indent="false"/>
      <style:text-properties officeooo:rsid="000a32dc" officeooo:paragraph-rsid="000a32dc"/>
    </style:style>
    <style:style style:name="P3" style:family="paragraph" style:parent-style-name="Standard">
      <style:paragraph-properties fo:margin-left="0cm" fo:margin-right="0cm" fo:text-indent="0cm" style:auto-text-indent="false"/>
      <style:text-properties officeooo:rsid="000a32dc" officeooo:paragraph-rsid="000a32dc"/>
    </style:style>
    <style:style style:name="P4" style:family="paragraph" style:parent-style-name="Standard">
      <style:paragraph-properties fo:margin-left="0cm" fo:margin-right="0cm" fo:text-indent="0cm" style:auto-text-indent="false"/>
      <style:text-properties officeooo:paragraph-rsid="000a32dc"/>
    </style:style>
    <style:style style:name="P5" style:family="paragraph" style:parent-style-name="Standard">
      <style:paragraph-properties fo:margin-left="0cm" fo:margin-right="0cm" fo:text-indent="0cm" style:auto-text-indent="false"/>
      <style:text-properties officeooo:rsid="000aee51" officeooo:paragraph-rsid="000aee51"/>
    </style:style>
    <style:style style:name="P6" style:family="paragraph" style:parent-style-name="Standard">
      <style:paragraph-properties fo:margin-left="0cm" fo:margin-right="0cm" fo:text-indent="0cm" style:auto-text-indent="false"/>
      <style:text-properties officeooo:rsid="000b854d" officeooo:paragraph-rsid="000b854d"/>
    </style:style>
    <style:style style:name="P7" style:family="paragraph" style:parent-style-name="Standard">
      <style:paragraph-properties fo:margin-left="1.251cm" fo:margin-right="0cm" fo:text-indent="0cm" style:auto-text-indent="false"/>
      <style:text-properties officeooo:rsid="000a32dc" officeooo:paragraph-rsid="000a32dc"/>
    </style:style>
    <style:style style:name="P8" style:family="paragraph" style:parent-style-name="Standard">
      <style:paragraph-properties fo:margin-left="1.251cm" fo:margin-right="0cm" fo:text-indent="0cm" style:auto-text-indent="false"/>
      <style:text-properties officeooo:paragraph-rsid="000a32dc"/>
    </style:style>
    <style:style style:name="P9" style:family="paragraph" style:parent-style-name="Standard">
      <style:paragraph-properties fo:margin-left="1.251cm" fo:margin-right="0cm" fo:text-indent="0cm" style:auto-text-indent="false"/>
      <style:text-properties officeooo:rsid="000aee51" officeooo:paragraph-rsid="000aee51"/>
    </style:style>
    <style:style style:name="P10" style:family="paragraph" style:parent-style-name="Standard">
      <style:paragraph-properties fo:margin-left="1.251cm" fo:margin-right="0cm" fo:text-indent="0cm" style:auto-text-indent="false"/>
      <style:text-properties officeooo:rsid="000b854d" officeooo:paragraph-rsid="000b854d"/>
    </style:style>
    <style:style style:name="P11" style:family="paragraph" style:parent-style-name="Standard">
      <style:paragraph-properties fo:margin-left="1.251cm" fo:margin-right="0cm" fo:text-indent="0cm" style:auto-text-indent="false"/>
      <style:text-properties fo:font-weight="bold" officeooo:rsid="000b854d" officeooo:paragraph-rsid="000b854d" style:font-weight-asian="bold" style:font-weight-complex="bold"/>
    </style:style>
    <style:style style:name="P12" style:family="paragraph" style:parent-style-name="Standard">
      <style:paragraph-properties fo:margin-left="2.501cm" fo:margin-right="0cm" fo:text-indent="0cm" style:auto-text-indent="false"/>
      <style:text-properties fo:font-weight="normal" officeooo:rsid="000b854d" officeooo:paragraph-rsid="000b854d" style:font-weight-asian="normal"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officeooo:paragraph-rsid="000c6a31"/>
    </style:style>
    <style:style style:name="P15" style:family="paragraph" style:parent-style-name="Text_20_body">
      <style:paragraph-properties fo:margin-left="0cm" fo:margin-right="0cm" fo:text-indent="0cm" style:auto-text-indent="false"/>
      <style:text-properties officeooo:paragraph-rsid="000c6a31"/>
    </style:style>
    <style:style style:name="P16" style:family="paragraph" style:parent-style-name="Text_20_body">
      <style:paragraph-properties fo:margin-left="0cm" fo:margin-right="0cm" fo:text-indent="0cm" style:auto-text-indent="false"/>
      <style:text-properties officeooo:rsid="000c6a31" officeooo:paragraph-rsid="000c6a31"/>
    </style:style>
    <style:style style:name="P17" style:family="paragraph" style:parent-style-name="Text_20_body">
      <style:paragraph-properties fo:margin-left="0cm" fo:margin-right="0cm" fo:text-indent="0cm" style:auto-text-indent="false"/>
      <style:text-properties officeooo:rsid="000dbf1e" officeooo:paragraph-rsid="000dbf1e"/>
    </style:style>
    <style:style style:name="P18" style:family="paragraph" style:parent-style-name="Text_20_body">
      <style:paragraph-properties fo:margin-left="0cm" fo:margin-right="0cm" fo:text-indent="0cm" style:auto-text-indent="false"/>
      <style:text-properties officeooo:rsid="000e4569" officeooo:paragraph-rsid="000e4569"/>
    </style:style>
    <style:style style:name="T1" style:family="text">
      <style:text-properties officeooo:rsid="000a32dc"/>
    </style:style>
    <style:style style:name="T2" style:family="text">
      <style:text-properties officeooo:rsid="000aee51"/>
    </style:style>
    <style:style style:name="T3" style:family="text">
      <style:text-properties officeooo:rsid="000b854d"/>
    </style:style>
    <style:style style:name="T4" style:family="text">
      <style:text-properties fo:font-weight="bold" style:font-weight-asian="bold" style:font-weight-complex="bold"/>
    </style:style>
    <style:style style:name="T5" style:family="text">
      <style:text-properties fo:font-weight="bold" officeooo:rsid="000b854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854d" style:font-weight-asian="normal" style:font-weight-complex="normal"/>
    </style:style>
    <style:style style:name="T8" style:family="text">
      <style:text-properties fo:font-weight="normal" officeooo:rsid="000c6a31" style:font-weight-asian="normal" style:font-weight-complex="normal"/>
    </style:style>
    <style:style style:name="T9" style:family="text">
      <style:text-properties fo:font-weight="normal" officeooo:rsid="000a32dc" style:font-weight-asian="normal" style:font-weight-complex="normal"/>
    </style:style>
    <style:style style:name="T10" style:family="text">
      <style:text-properties fo:font-weight="normal" officeooo:rsid="000dbf1e" style:font-weight-asian="normal" style:font-weight-complex="normal"/>
    </style:style>
    <style:style style:name="T11" style:family="text">
      <style:text-properties fo:font-weight="normal" officeooo:rsid="000e4569" style:font-weight-asian="normal" style:font-weight-complex="normal"/>
    </style:style>
    <style:style style:name="T12" style:family="text">
      <style:text-properties officeooo:rsid="000dbf1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 </text:p>
      <text:p text:style-name="P1"/>
      <text:p text:style-name="P1">- CPU</text:p>
      <text:p text:style-name="P1">- Teil sich auf in ALU und Steuereinheit</text:p>
      <text:p text:style-name="P2">- Die ALU fürt die Rechenoerationen und die Verundung auf grundlage deR Befehle der Steuereinheit aus</text:p>
      <text:p text:style-name="P1"/>
      <text:p text:style-name="P2">- Steuereinheit steuert die ALU auf Grundlage der Befehle des Programms und setzt die Steuersignale entsprechend.</text:p>
      <text:p text:style-name="P2"/>
      <text:p text:style-name="P3">- Speicher</text:p>
      <text:p text:style-name="P2">- Gemeinsamer Speicher <text:s/>für Daten und Steuerbefehle um diese bereitzuhalten wenn der CPU diese Anfordert.</text:p>
      <text:p text:style-name="P3">- Ein und Ausgabegeräte</text:p>
      <text:p text:style-name="P2">-<text:span text:style-name="T2">Werden über das Ein und Ausgabewerk angesprochen um mit der Umwelt zu interagieren.</text:span></text:p>
      <text:p text:style-name="P8"><text:span text:style-name="T1">- Ein und Ausgabewerk steuert die Ein und Ausgabe von Daten</text:span>, zum Anwender (Tastatur, Bildschirm) oder zu anderen Systemen (Schnittstellen).</text:p>
      <text:p text:style-name="P4">- <text:span text:style-name="T2">Gemeinsamer Bus</text:span></text:p>
      <text:p text:style-name="P9">- <text:span text:style-name="T3">Verbindung über die, die Daten und Befehle zwischen den Komponenten des Rechners gesendet werden.</text:span></text:p>
      <text:p text:style-name="P9"/>
      <text:p text:style-name="P5"/>
      <text:p text:style-name="P6">Von-Neumann-Zyklus</text:p>
      <text:p text:style-name="P6"><text:tab/><text:span text:style-name="T4">Start</text:span> </text:p>
      <text:p text:style-name="P10"><text:tab/>Initiaöisiere Programmzähler mit 0</text:p>
      <text:p text:style-name="P10"><text:span text:style-name="T4">1.Fetch</text:span></text:p>
      <text:p text:style-name="P10"><text:span text:style-name="T4"><text:tab/></text:span><text:span text:style-name="T6">Sende Adresse des aktuellen Befehls an das Seicherwerk.</text:span></text:p>
      <text:p text:style-name="P10"><text:span text:style-name="T6"><text:tab/>Empfange aktuellen Befehl vom Speicherwerk.</text:span></text:p>
      <text:p text:style-name="P10"><text:span text:style-name="T4">2. Decode</text:span></text:p>
      <text:p text:style-name="P12">Analysiere den aktuellen Befehl und treffe Vorbereitungen für die spätere Ausführung.</text:p>
      <text:p text:style-name="P12">Erhöhe <text:span text:style-name="T12">P</text:span>rogrammzähler um1.</text:p>
      <text:p text:style-name="P11">3. Fetch Operands</text:p>
      <text:p text:style-name="P11"><text:tab/><text:span text:style-name="T6">Rufe zusätzlich benötigte Operanden ab.</text:span></text:p>
      <text:p text:style-name="P11">4. Execute</text:p>
      <text:p text:style-name="P11"><text:tab/><text:span text:style-name="T6">Führe den aktuellen Befehl selbst aus und beauft</text:span><text:span text:style-name="T10">r</text:span><text:span text:style-name="T6">age das Rechenwerk mit der <text:tab/>Ausführung.</text:span></text:p>
      <text:p text:style-name="P15"><text:span text:style-name="T5">5. Write back<text:line-break/> </text:span><text:span text:style-name="T7">Schreibe das Ergebnis des ausgef</text:span><text:span text:style-name="T10">ü</text:span><text:span text:style-name="T7">hrten Befehls an die vorgesehene Stelle.<text:line-break/><text:line-break/></text:span><text:span text:style-name="T8">Die Von-Neumann-Architektur hat das Problems des </text:span><text:span text:style-name="T9"><text:s/></text:span><text:span text:style-name="T8">Von-Neumann-Flaschenhalses, welche verursacht, dass die CPU nicht optimal ausgelastet wird, da Daten und Befehle </text:span><text:span text:style-name="T10">sich den BUS teilen müssen. Bei der Harvard Architektur hingegen werden die Daten und Befehle physikalisch getrennt gespeichert und haben getrennte BUSse. Dadurch kann in einem Takt, Befehle und Daten gleichzeitig geladen werden. Durch die physikalische Trennung des Daten- und <text:s/>Befehlsbus, sowie den getrennten Speicherbereich, <text:s/>ist es nicht möglich das Daten durch ein Bufferoverflow einen Befehl überschrieben können.</text:span></text:p>
      <text:p text:style-name="P17"/>
      <text:p text:style-name="P17"/>
      <text:p text:style-name="P17"><text:soft-page-break/><text:span text:style-name="T6">1.2 Betriebssystem</text:span></text:p>
      <text:p text:style-name="P17"><text:span text:style-name="T6">a) </text:span><text:span text:style-name="T11">Eine Softwareschicht die zwischen der Hardware und den Anwendungsprogrammen vermittelt.</text:span></text:p>
      <text:p text:style-name="P18"><text:span text:style-name="T6">b) </text:span></text:p>
      <text:p text:style-name="P18"><text:span text:style-name="T6"><text:tab/>Speicherverwaltung</text:span></text:p>
      <text:p text:style-name="P18"><text:span text:style-name="T6"><text:tab/>Prozessverwaltung</text:span></text:p>
      <text:p text:style-name="P18"><text:span text:style-name="T6"><text:tab/>Geräte und Dateiverwaltung</text:span></text:p>
      <text:p text:style-name="P18"><text:span text:style-name="T6"><text:tab/>Rechteverwaltung.</text:span></text:p>
      <text:p text:style-name="P18"><text:span text:style-name="T6"><text:tab/></text:span></text:p>
      <text:p text:style-name="P16"><text:span text:style-name="T6"><text:s/></text:span></text:p>
      <text:p text:style-name="P14"><text:span text:style-name="T8"/></text:p>
      <text:p text:style-name="P14"><text:span text:style-name="T8"/></text:p>
      <text:p text:style-name="P13"><text:span text:style-name="T7"/></text:p>
      <text:p text:style-name="P13"><text:span text:style-name="T5"/></text:p>
      <text:p text:style-name="Text_20_body"><text:span text:style-name="T5"><text:tab/></text:span></text:p>
      <text:p text:style-name="P2"/>
      <text:p text:style-name="P3"/>
      <text:p text:style-name="P1"/>
      <text:p text:style-name="P1"><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4:27:34.792062261</meta:creation-date>
    <dc:date>2015-04-24T16:07:46.553678116</dc:date>
    <meta:editing-duration>PT8M19S</meta:editing-duration>
    <meta:editing-cycles>1</meta:editing-cycles>
    <meta:document-statistic meta:table-count="0" meta:image-count="0" meta:object-count="0" meta:page-count="2" meta:paragraph-count="37" meta:word-count="285" meta:character-count="2054" meta:non-whitespace-character-count="1776"/>
    <meta:generator>LibreOffice/4.3.3.2$Linux_X86_64 LibreOffice_project/430m0$Build-2</meta:generator>
  </office:meta>
</office:document-meta>
</file>